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ContinuationContext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inuationContext.setParameters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inuationContext.setRedirector( Redirector 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inuationContext.setAvalonContext(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inuationContex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inuationContext.get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inuationContext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inuationContext.setService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inuationContex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ntinuationContext.getAval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